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4.89pt"/>
    </style:style>
    <style:style style:name="co2" style:family="table-column">
      <style:table-column-properties fo:break-before="auto" style:column-width="76.65pt"/>
    </style:style>
    <style:style style:name="co3" style:family="table-column">
      <style:table-column-properties fo:break-before="auto" style:column-width="55.05pt"/>
    </style:style>
    <style:style style:name="co4" style:family="table-column">
      <style:table-column-properties fo:break-before="auto" style:column-width="74.35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t" table:style-name="ta1">
        <table:shapes>
          <draw:frame draw:z-index="0" draw:style-name="gr1" draw:text-style-name="P1" svg:width="453.51pt" svg:height="226.09pt" svg:x="331.91pt" svg:y="5.84pt">
            <loext:p draw:notify-on-update-of-ranges="t.A1:t.A1 t.A2:t.A19 t.B1:t.B1 t.B2:t.B19 t.C1:t.C1 t.C2:t.C19 t.D1:t.D1 t.D2:t.D19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43pt" svg:height="235.67pt" svg:x="334.26pt" svg:y="242.45pt">
            <loext:p draw:notify-on-update-of-ranges="t.A20:t.A20 t.A21:t.A38 t.B20:t.B20 t.B21:t.B38 t.C20:t.C20 t.C21:t.C38 t.D20:t.D20 t.D21:t.D38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453.51pt" svg:height="235.87pt" svg:x="334.26pt" svg:y="485.46pt">
            <loext:p draw:notify-on-update-of-ranges="t.A39:t.A39 t.A40:t.A57 t.B39:t.B39 t.B40:t.B57 t.C39:t.C39 t.C40:t.C57 t.D39:t.D39 t.D40:t.D57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453.51pt" svg:height="237.37pt" svg:x="335.03pt" svg:y="731.65pt">
            <loext:p draw:notify-on-update-of-ranges="t.A58:t.A58 t.A59:t.A76 t.B58:t.B58 t.B59:t.B76 t.C58:t.C58 t.C59:t.C76 t.D58:t.D58 t.D59:t.D76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nm</text:p>
          </table:table-cell>
          <table:table-cell office:value-type="string" calcext:value-type="string">
            <text:p>gs</text:p>
          </table:table-cell>
          <table:table-cell office:value-type="string" calcext:value-type="string">
            <text:p>gs_adj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diff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28465" calcext:value-type="float">
            <text:p>0.928465</text:p>
          </table:table-cell>
          <table:table-cell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1.06093565487731" calcext:value-type="float">
            <text:p>1.0609356549</text:p>
          </table:table-cell>
          <table:table-cell office:value-type="float" office:value="0.772469148722758" calcext:value-type="float">
            <text:p>0.7724691487</text:p>
          </table:table-cell>
          <table:table-cell office:value-type="float" office:value="1.947752" calcext:value-type="float">
            <text:p>1.947752</text:p>
          </table:table-cell>
          <table:table-cell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2.68343279782459" calcext:value-type="float">
            <text:p>2.6834327978</text:p>
          </table:table-cell>
          <table:table-cell office:value-type="float" office:value="2.09023894213456" calcext:value-type="float">
            <text:p>2.0902389421</text:p>
          </table:table-cell>
          <table:table-cell office:value-type="float" office:value="2.64037" calcext:value-type="float">
            <text:p>2.64037</text:p>
          </table:table-cell>
          <table:table-cell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0.459882948195313" calcext:value-type="float">
            <text:p>0.4598829482</text:p>
          </table:table-cell>
          <table:table-cell office:value-type="float" office:value="0.339439710373444" calcext:value-type="float">
            <text:p>0.3394397104</text:p>
          </table:table-cell>
          <table:table-cell office:value-type="float" office:value="0.967559" calcext:value-type="float">
            <text:p>0.967559</text:p>
          </table:table-cell>
          <table:table-cell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0.293924898103036" calcext:value-type="float">
            <text:p>0.2939248981</text:p>
          </table:table-cell>
          <table:table-cell office:value-type="float" office:value="0.215530511272253" calcext:value-type="float">
            <text:p>0.2155305113</text:p>
          </table:table-cell>
          <table:table-cell office:value-type="float" office:value="0.790918" calcext:value-type="float">
            <text:p>0.790918</text:p>
          </table:table-cell>
          <table:table-cell/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0.669507378118188" calcext:value-type="float">
            <text:p>0.6695073781</text:p>
          </table:table-cell>
          <table:table-cell office:value-type="float" office:value="0.522615112000725" calcext:value-type="float">
            <text:p>0.522615112</text:p>
          </table:table-cell>
          <table:table-cell office:value-type="float" office:value="0.711539" calcext:value-type="float">
            <text:p>0.711539</text:p>
          </table:table-cell>
          <table:table-cell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1.26879508839102" calcext:value-type="float">
            <text:p>1.2687950884</text:p>
          </table:table-cell>
          <table:table-cell office:value-type="float" office:value="0.844348822420985" calcext:value-type="float">
            <text:p>0.8443488224</text:p>
          </table:table-cell>
          <table:table-cell office:value-type="float" office:value="0.511856" calcext:value-type="float">
            <text:p>0.511856</text:p>
          </table:table-cell>
          <table:table-cell/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38.0995995894484" calcext:value-type="float">
            <text:p>38.0995995894</text:p>
          </table:table-cell>
          <table:table-cell office:value-type="float" office:value="29.7795972981346" calcext:value-type="float">
            <text:p>29.7795972981</text:p>
          </table:table-cell>
          <table:table-cell office:value-type="float" office:value="9.697287" calcext:value-type="float">
            <text:p>9.697287</text:p>
          </table:table-cell>
          <table:table-cell office:value-type="float" office:value="-0.413531224954708" calcext:value-type="float">
            <text:p>-0.413531225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56.865311" calcext:value-type="float">
            <text:p>56.865311</text:p>
          </table:table-cell>
          <table:table-cell office:value-type="float" office:value="37.6571625351347" calcext:value-type="float">
            <text:p>37.6571625351</text:p>
          </table:table-cell>
          <table:table-cell office:value-type="float" office:value="56.865311" calcext:value-type="float">
            <text:p>56.865311</text:p>
          </table:table-cell>
          <table:table-cell office:value-type="float" office:value="1.30417285792819" calcext:value-type="float">
            <text:p>1.3041728579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34.9842104184665" calcext:value-type="float">
            <text:p>34.9842104185</text:p>
          </table:table-cell>
          <table:table-cell office:value-type="float" office:value="19.0515519129841" calcext:value-type="float">
            <text:p>19.051551913</text:p>
          </table:table-cell>
          <table:table-cell office:value-type="float" office:value="11.013398" calcext:value-type="float">
            <text:p>11.013398</text:p>
          </table:table-cell>
          <table:table-cell office:value-type="float" office:value="-0.27462210975711" calcext:value-type="float">
            <text:p>-0.2746221098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12.231455069816" calcext:value-type="float">
            <text:p>12.2314550698</text:p>
          </table:table-cell>
          <table:table-cell office:value-type="float" office:value="7.24116323223779" calcext:value-type="float">
            <text:p>7.2411632322</text:p>
          </table:table-cell>
          <table:table-cell office:value-type="float" office:value="10.717909" calcext:value-type="float">
            <text:p>10.717909</text:p>
          </table:table-cell>
          <table:table-cell office:value-type="float" office:value="1.01904964459112" calcext:value-type="float">
            <text:p>1.0190496446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4.46635336765941" calcext:value-type="float">
            <text:p>4.4663533677</text:p>
          </table:table-cell>
          <table:table-cell office:value-type="float" office:value="3.41814845521732" calcext:value-type="float">
            <text:p>3.4181484552</text:p>
          </table:table-cell>
          <table:table-cell office:value-type="float" office:value="2.107791" calcext:value-type="float">
            <text:p>2.107791</text:p>
          </table:table-cell>
          <table:table-cell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2.0993411075498" calcext:value-type="float">
            <text:p>2.0993411075</text:p>
          </table:table-cell>
          <table:table-cell office:value-type="float" office:value="1.49870804513551" calcext:value-type="float">
            <text:p>1.4987080451</text:p>
          </table:table-cell>
          <table:table-cell office:value-type="float" office:value="2.73025" calcext:value-type="float">
            <text:p>2.73025</text:p>
          </table:table-cell>
          <table:table-cell/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1.06615460640052" calcext:value-type="float">
            <text:p>1.0661546064</text:p>
          </table:table-cell>
          <table:table-cell office:value-type="float" office:value="0.606037272194097" calcext:value-type="float">
            <text:p>0.6060372722</text:p>
          </table:table-cell>
          <table:table-cell office:value-type="float" office:value="1.725822" calcext:value-type="float">
            <text:p>1.725822</text:p>
          </table:table-cell>
          <table:table-cell/>
        </table:table-row>
        <table:table-row table:style-name="ro1">
          <table:table-cell office:value-type="float" office:value="810" calcext:value-type="float">
            <text:p>8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68764" calcext:value-type="float">
            <text:p>2.68764</text:p>
          </table:table-cell>
          <table:table-cell/>
        </table:table-row>
        <table:table-row table:style-name="ro1">
          <table:table-cell office:value-type="float" office:value="860" calcext:value-type="float">
            <text:p>8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13651" calcext:value-type="float">
            <text:p>1.113651</text:p>
          </table:table-cell>
          <table:table-cell/>
        </table:table-row>
        <table:table-row table:style-name="ro1">
          <table:table-cell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06342" calcext:value-type="float">
            <text:p>0.606342</text:p>
          </table:table-cell>
          <table:table-cell/>
        </table:table-row>
        <table:table-row table:style-name="ro1">
          <table:table-cell office:value-type="float" office:value="940" calcext:value-type="float">
            <text:p>940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m</text:p>
          </table:table-cell>
          <table:table-cell office:value-type="string" calcext:value-type="string">
            <text:p>gs</text:p>
          </table:table-cell>
          <table:table-cell office:value-type="string" calcext:value-type="string">
            <text:p>gs_adj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diff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28465" calcext:value-type="float">
            <text:p>0.928465</text:p>
          </table:table-cell>
          <table:table-cell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0.724434989082604" calcext:value-type="float">
            <text:p>0.7244349891</text:p>
          </table:table-cell>
          <table:table-cell office:value-type="float" office:value="0.486897619382488" calcext:value-type="float">
            <text:p>0.4868976194</text:p>
          </table:table-cell>
          <table:table-cell office:value-type="float" office:value="1.947752" calcext:value-type="float">
            <text:p>1.947752</text:p>
          </table:table-cell>
          <table:table-cell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4.9349166754787" calcext:value-type="float">
            <text:p>4.9349166755</text:p>
          </table:table-cell>
          <table:table-cell office:value-type="float" office:value="3.64321073221096" calcext:value-type="float">
            <text:p>3.6432107322</text:p>
          </table:table-cell>
          <table:table-cell office:value-type="float" office:value="6.160863" calcext:value-type="float">
            <text:p>6.160863</text:p>
          </table:table-cell>
          <table:table-cell office:value-type="float" office:value="1.06922711087018" calcext:value-type="float">
            <text:p>1.0692271109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10.6978537655024" calcext:value-type="float">
            <text:p>10.6978537655</text:p>
          </table:table-cell>
          <table:table-cell office:value-type="float" office:value="8.27257136928445" calcext:value-type="float">
            <text:p>8.2725713693</text:p>
          </table:table-cell>
          <table:table-cell office:value-type="float" office:value="14.513382" calcext:value-type="float">
            <text:p>14.513382</text:p>
          </table:table-cell>
          <table:table-cell office:value-type="float" office:value="1.2486320781319" calcext:value-type="float">
            <text:p>1.2486320781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15.6213802873108" calcext:value-type="float">
            <text:p>15.6213802873</text:p>
          </table:table-cell>
          <table:table-cell office:value-type="float" office:value="11.8638377984253" calcext:value-type="float">
            <text:p>11.8638377984</text:p>
          </table:table-cell>
          <table:table-cell office:value-type="float" office:value="17.400188" calcext:value-type="float">
            <text:p>17.400188</text:p>
          </table:table-cell>
          <table:table-cell office:value-type="float" office:value="0.846209444044437" calcext:value-type="float">
            <text:p>0.846209444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33.9171925240125" calcext:value-type="float">
            <text:p>33.917192524</text:p>
          </table:table-cell>
          <table:table-cell office:value-type="float" office:value="26.0817622338722" calcext:value-type="float">
            <text:p>26.0817622339</text:p>
          </table:table-cell>
          <table:table-cell office:value-type="float" office:value="39.134647" calcext:value-type="float">
            <text:p>39.134647</text:p>
          </table:table-cell>
          <table:table-cell office:value-type="float" office:value="0.912440608006687" calcext:value-type="float">
            <text:p>0.912440608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39.134647" calcext:value-type="float">
            <text:p>39.134647</text:p>
          </table:table-cell>
          <table:table-cell office:value-type="float" office:value="30.1693806044042" calcext:value-type="float">
            <text:p>30.1693806044</text:p>
          </table:table-cell>
          <table:table-cell office:value-type="float" office:value="30.19953" calcext:value-type="float">
            <text:p>30.19953</text:p>
          </table:table-cell>
          <table:table-cell office:value-type="float" office:value="0.279043149022747" calcext:value-type="float">
            <text:p>0.279043149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22.6387392664453" calcext:value-type="float">
            <text:p>22.6387392664</text:p>
          </table:table-cell>
          <table:table-cell office:value-type="float" office:value="17.3687071540231" calcext:value-type="float">
            <text:p>17.368707154</text:p>
          </table:table-cell>
          <table:table-cell office:value-type="float" office:value="21.241676" calcext:value-type="float">
            <text:p>21.241676</text:p>
          </table:table-cell>
          <table:table-cell office:value-type="float" office:value="0.555188281541254" calcext:value-type="float">
            <text:p>0.5551882815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5.02263014058801" calcext:value-type="float">
            <text:p>5.0226301406</text:p>
          </table:table-cell>
          <table:table-cell office:value-type="float" office:value="3.54874553035813" calcext:value-type="float">
            <text:p>3.5487455304</text:p>
          </table:table-cell>
          <table:table-cell office:value-type="float" office:value="9.679202" calcext:value-type="float">
            <text:p>9.679202</text:p>
          </table:table-cell>
          <table:table-cell office:value-type="float" office:value="2.19414617855561" calcext:value-type="float">
            <text:p>2.1941461786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0.527054830493397" calcext:value-type="float">
            <text:p>0.5270548305</text:p>
          </table:table-cell>
          <table:table-cell office:value-type="float" office:value="0.266294554397903" calcext:value-type="float">
            <text:p>0.2662945544</text:p>
          </table:table-cell>
          <table:table-cell office:value-type="float" office:value="0.759545" calcext:value-type="float">
            <text:p>0.759545</text:p>
          </table:table-cell>
          <table:table-cell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0.256971281247457" calcext:value-type="float">
            <text:p>0.2569712812</text:p>
          </table:table-cell>
          <table:table-cell office:value-type="float" office:value="0.17783713712307" calcext:value-type="float">
            <text:p>0.1778371371</text:p>
          </table:table-cell>
          <table:table-cell office:value-type="float" office:value="0.974355" calcext:value-type="float">
            <text:p>0.974355</text:p>
          </table:table-cell>
          <table:table-cell/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0.297607543985263" calcext:value-type="float">
            <text:p>0.297607544</text:p>
          </table:table-cell>
          <table:table-cell office:value-type="float" office:value="0.232456537345305" calcext:value-type="float">
            <text:p>0.2324565373</text:p>
          </table:table-cell>
          <table:table-cell office:value-type="float" office:value="0.351299" calcext:value-type="float">
            <text:p>0.351299</text:p>
          </table:table-cell>
          <table:table-cell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0.140991273546058" calcext:value-type="float">
            <text:p>0.1409912735</text:p>
          </table:table-cell>
          <table:table-cell office:value-type="float" office:value="0.109178448767779" calcext:value-type="float">
            <text:p>0.1091784488</text:p>
          </table:table-cell>
          <table:table-cell office:value-type="float" office:value="0.910083" calcext:value-type="float">
            <text:p>0.910083</text:p>
          </table:table-cell>
          <table:table-cell/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0.146830550522249" calcext:value-type="float">
            <text:p>0.1468305505</text:p>
          </table:table-cell>
          <table:table-cell office:value-type="float" office:value="0.0638787207630308" calcext:value-type="float">
            <text:p>0.0638787208</text:p>
          </table:table-cell>
          <table:table-cell office:value-type="float" office:value="0.862911" calcext:value-type="float">
            <text:p>0.862911</text:p>
          </table:table-cell>
          <table:table-cell/>
        </table:table-row>
        <table:table-row table:style-name="ro1">
          <table:table-cell office:value-type="float" office:value="810" calcext:value-type="float">
            <text:p>8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9588" calcext:value-type="float">
            <text:p>0.89588</text:p>
          </table:table-cell>
          <table:table-cell/>
        </table:table-row>
        <table:table-row table:style-name="ro1">
          <table:table-cell office:value-type="float" office:value="860" calcext:value-type="float">
            <text:p>8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13651" calcext:value-type="float">
            <text:p>1.113651</text:p>
          </table:table-cell>
          <table:table-cell/>
        </table:table-row>
        <table:table-row table:style-name="ro1">
          <table:table-cell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06342" calcext:value-type="float">
            <text:p>0.606342</text:p>
          </table:table-cell>
          <table:table-cell/>
        </table:table-row>
        <table:table-row table:style-name="ro1">
          <table:table-cell office:value-type="float" office:value="940" calcext:value-type="float">
            <text:p>940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m</text:p>
          </table:table-cell>
          <table:table-cell office:value-type="string" calcext:value-type="string">
            <text:p>gs</text:p>
          </table:table-cell>
          <table:table-cell office:value-type="string" calcext:value-type="string">
            <text:p>gs_adj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diff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0.131640193550311" calcext:value-type="float">
            <text:p>0.1316401936</text:p>
          </table:table-cell>
          <table:table-cell office:value-type="float" office:value="0.0809736785263603" calcext:value-type="float">
            <text:p>0.0809736785</text:p>
          </table:table-cell>
          <table:table-cell office:value-type="float" office:value="0.928465" calcext:value-type="float">
            <text:p>0.928465</text:p>
          </table:table-cell>
          <table:table-cell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17.7388967484349" calcext:value-type="float">
            <text:p>17.7388967484</text:p>
          </table:table-cell>
          <table:table-cell office:value-type="float" office:value="12.4138448058768" calcext:value-type="float">
            <text:p>12.4138448059</text:p>
          </table:table-cell>
          <table:table-cell office:value-type="float" office:value="15.582019" calcext:value-type="float">
            <text:p>15.582019</text:p>
          </table:table-cell>
          <table:table-cell office:value-type="float" office:value="2.76768509135452" calcext:value-type="float">
            <text:p>2.7676850914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84.491837" calcext:value-type="float">
            <text:p>84.491837</text:p>
          </table:table-cell>
          <table:table-cell office:value-type="float" office:value="66.7743835692649" calcext:value-type="float">
            <text:p>66.7743835693</text:p>
          </table:table-cell>
          <table:table-cell office:value-type="float" office:value="84.491837" calcext:value-type="float">
            <text:p>84.491837</text:p>
          </table:table-cell>
          <table:table-cell office:value-type="float" office:value="3.28921161090584" calcext:value-type="float">
            <text:p>3.2892116109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23.708694385091" calcext:value-type="float">
            <text:p>23.7086943851</text:p>
          </table:table-cell>
          <table:table-cell office:value-type="float" office:value="17.6455224445216" calcext:value-type="float">
            <text:p>17.6455224445</text:p>
          </table:table-cell>
          <table:table-cell office:value-type="float" office:value="30.961882" calcext:value-type="float">
            <text:p>30.961882</text:p>
          </table:table-cell>
          <table:table-cell office:value-type="float" office:value="4.60140772042714" calcext:value-type="float">
            <text:p>4.6014077204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13.7622871689435" calcext:value-type="float">
            <text:p>13.7622871689</text:p>
          </table:table-cell>
          <table:table-cell office:value-type="float" office:value="10.5445803841196" calcext:value-type="float">
            <text:p>10.5445803841</text:p>
          </table:table-cell>
          <table:table-cell office:value-type="float" office:value="14.236519" calcext:value-type="float">
            <text:p>14.236519</text:p>
          </table:table-cell>
          <table:table-cell office:value-type="float" office:value="3.43701267413455" calcext:value-type="float">
            <text:p>3.4370126741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12.4668294537364" calcext:value-type="float">
            <text:p>12.4668294537</text:p>
          </table:table-cell>
          <table:table-cell office:value-type="float" office:value="9.62379128714796" calcext:value-type="float">
            <text:p>9.6237912871</text:p>
          </table:table-cell>
          <table:table-cell office:value-type="float" office:value="11.384624" calcext:value-type="float">
            <text:p>11.384624</text:p>
          </table:table-cell>
          <table:table-cell office:value-type="float" office:value="2.91687891679325" calcext:value-type="float">
            <text:p>2.9168789168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3.30960286030267" calcext:value-type="float">
            <text:p>3.3096028603</text:p>
          </table:table-cell>
          <table:table-cell office:value-type="float" office:value="2.45868222606149" calcext:value-type="float">
            <text:p>2.4586822261</text:p>
          </table:table-cell>
          <table:table-cell office:value-type="float" office:value="3.071139" calcext:value-type="float">
            <text:p>3.071139</text:p>
          </table:table-cell>
          <table:table-cell/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3.08109082252005" calcext:value-type="float">
            <text:p>3.0810908225</text:p>
          </table:table-cell>
          <table:table-cell office:value-type="float" office:value="2.3999040527531" calcext:value-type="float">
            <text:p>2.3999040528</text:p>
          </table:table-cell>
          <table:table-cell office:value-type="float" office:value="1.847102" calcext:value-type="float">
            <text:p>1.847102</text:p>
          </table:table-cell>
          <table:table-cell/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4.11961618381063" calcext:value-type="float">
            <text:p>4.1196161838</text:p>
          </table:table-cell>
          <table:table-cell office:value-type="float" office:value="2.71196415745611" calcext:value-type="float">
            <text:p>2.7119641575</text:p>
          </table:table-cell>
          <table:table-cell office:value-type="float" office:value="6.049501" calcext:value-type="float">
            <text:p>6.049501</text:p>
          </table:table-cell>
          <table:table-cell/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2.60930328059007" calcext:value-type="float">
            <text:p>2.6093032806</text:p>
          </table:table-cell>
          <table:table-cell office:value-type="float" office:value="1.41446101771992" calcext:value-type="float">
            <text:p>1.4144610177</text:p>
          </table:table-cell>
          <table:table-cell office:value-type="float" office:value="1.519089" calcext:value-type="float">
            <text:p>1.519089</text:p>
          </table:table-cell>
          <table:table-cell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1.01404683062714" calcext:value-type="float">
            <text:p>1.0140468306</text:p>
          </table:table-cell>
          <table:table-cell office:value-type="float" office:value="0.597273311435821" calcext:value-type="float">
            <text:p>0.5972733114</text:p>
          </table:table-cell>
          <table:table-cell office:value-type="float" office:value="0.974355" calcext:value-type="float">
            <text:p>0.974355</text:p>
          </table:table-cell>
          <table:table-cell/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0.313738672491319" calcext:value-type="float">
            <text:p>0.3137386725</text:p>
          </table:table-cell>
          <table:table-cell office:value-type="float" office:value="0.235848041961424" calcext:value-type="float">
            <text:p>0.235848042</text:p>
          </table:table-cell>
          <table:table-cell office:value-type="float" office:value="0.351299" calcext:value-type="float">
            <text:p>0.351299</text:p>
          </table:table-cell>
          <table:table-cell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0.0736071604547552" calcext:value-type="float">
            <text:p>0.0736071605</text:p>
          </table:table-cell>
          <table:table-cell office:value-type="float" office:value="0.0383728844105881" calcext:value-type="float">
            <text:p>0.038372884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0.15990180885457" calcext:value-type="float">
            <text:p>0.1599018089</text:p>
          </table:table-cell>
          <table:table-cell office:value-type="float" office:value="0.0631393110182935" calcext:value-type="float">
            <text:p>0.06313931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10" calcext:value-type="float">
            <text:p>8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9588" calcext:value-type="float">
            <text:p>0.89588</text:p>
          </table:table-cell>
          <table:table-cell/>
        </table:table-row>
        <table:table-row table:style-name="ro1">
          <table:table-cell office:value-type="float" office:value="860" calcext:value-type="float">
            <text:p>8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13651" calcext:value-type="float">
            <text:p>1.113651</text:p>
          </table:table-cell>
          <table:table-cell/>
        </table:table-row>
        <table:table-row table:style-name="ro1">
          <table:table-cell office:value-type="float" office:value="900" calcext:value-type="float">
            <text:p>900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40" calcext:value-type="float">
            <text:p>940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m</text:p>
          </table:table-cell>
          <table:table-cell office:value-type="string" calcext:value-type="string">
            <text:p>gs</text:p>
          </table:table-cell>
          <table:table-cell office:value-type="string" calcext:value-type="string">
            <text:p>gs_adj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diff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0.0723395525019452" calcext:value-type="float">
            <text:p>0.0723395525</text:p>
          </table:table-cell>
          <table:table-cell office:value-type="float" office:value="0.0402039987683649" calcext:value-type="float">
            <text:p>0.0402039988</text:p>
          </table:table-cell>
          <table:table-cell office:value-type="float" office:value="1.856929" calcext:value-type="float">
            <text:p>1.856929</text:p>
          </table:table-cell>
          <table:table-cell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18.7105956710832" calcext:value-type="float">
            <text:p>18.7105956711</text:p>
          </table:table-cell>
          <table:table-cell office:value-type="float" office:value="13.0886908858171" calcext:value-type="float">
            <text:p>13.0886908858</text:p>
          </table:table-cell>
          <table:table-cell office:value-type="float" office:value="18.503647" calcext:value-type="float">
            <text:p>18.503647</text:p>
          </table:table-cell>
          <table:table-cell office:value-type="float" office:value="3.39944901223305" calcext:value-type="float">
            <text:p>3.3994490122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89.772575" calcext:value-type="float">
            <text:p>89.772575</text:p>
          </table:table-cell>
          <table:table-cell office:value-type="float" office:value="70.604539254327" calcext:value-type="float">
            <text:p>70.6045392543</text:p>
          </table:table-cell>
          <table:table-cell office:value-type="float" office:value="89.772575" calcext:value-type="float">
            <text:p>89.772575</text:p>
          </table:table-cell>
          <table:table-cell office:value-type="float" office:value="3.4486533732209" calcext:value-type="float">
            <text:p>3.4486533732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36.5684245284003" calcext:value-type="float">
            <text:p>36.5684245284</text:p>
          </table:table-cell>
          <table:table-cell office:value-type="float" office:value="27.6041469998755" calcext:value-type="float">
            <text:p>27.6041469999</text:p>
          </table:table-cell>
          <table:table-cell office:value-type="float" office:value="45.475266" calcext:value-type="float">
            <text:p>45.475266</text:p>
          </table:table-cell>
          <table:table-cell office:value-type="float" office:value="4.53219609808189" calcext:value-type="float">
            <text:p>4.5321960981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33.1174795444984" calcext:value-type="float">
            <text:p>33.1174795445</text:p>
          </table:table-cell>
          <table:table-cell office:value-type="float" office:value="25.2356066122387" calcext:value-type="float">
            <text:p>25.2356066122</text:p>
          </table:table-cell>
          <table:table-cell office:value-type="float" office:value="32.427624" calcext:value-type="float">
            <text:p>32.427624</text:p>
          </table:table-cell>
          <table:table-cell office:value-type="float" office:value="3.35598544567092" calcext:value-type="float">
            <text:p>3.3559854457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54.358068875466" calcext:value-type="float">
            <text:p>54.3580688755</text:p>
          </table:table-cell>
          <table:table-cell office:value-type="float" office:value="41.8499929558564" calcext:value-type="float">
            <text:p>41.8499929559</text:p>
          </table:table-cell>
          <table:table-cell office:value-type="float" office:value="50.519272" calcext:value-type="float">
            <text:p>50.519272</text:p>
          </table:table-cell>
          <table:table-cell office:value-type="float" office:value="3.13448701259694" calcext:value-type="float">
            <text:p>3.1344870126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52.2745865546517" calcext:value-type="float">
            <text:p>52.2745865547</text:p>
          </table:table-cell>
          <table:table-cell office:value-type="float" office:value="40.1221139926836" calcext:value-type="float">
            <text:p>40.1221139927</text:p>
          </table:table-cell>
          <table:table-cell office:value-type="float" office:value="32.758812" calcext:value-type="float">
            <text:p>32.758812</text:p>
          </table:table-cell>
          <table:table-cell office:value-type="float" office:value="1.7878288306336" calcext:value-type="float">
            <text:p>1.7878288306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55.2718400729391" calcext:value-type="float">
            <text:p>55.2718400729</text:p>
          </table:table-cell>
          <table:table-cell office:value-type="float" office:value="42.7995196054181" calcext:value-type="float">
            <text:p>42.7995196054</text:p>
          </table:table-cell>
          <table:table-cell office:value-type="float" office:value="31.40074" calcext:value-type="float">
            <text:p>31.40074</text:p>
          </table:table-cell>
          <table:table-cell office:value-type="float" office:value="1.5273449868557" calcext:value-type="float">
            <text:p>1.5273449869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46.5484000462828" calcext:value-type="float">
            <text:p>46.5484000463</text:p>
          </table:table-cell>
          <table:table-cell office:value-type="float" office:value="31.0751857599895" calcext:value-type="float">
            <text:p>31.07518576</text:p>
          </table:table-cell>
          <table:table-cell office:value-type="float" office:value="65.334618" calcext:value-type="float">
            <text:p>65.334618</text:p>
          </table:table-cell>
          <table:table-cell office:value-type="float" office:value="5.24406141703703" calcext:value-type="float">
            <text:p>5.244061417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25.5083426634199" calcext:value-type="float">
            <text:p>25.5083426634</text:p>
          </table:table-cell>
          <table:table-cell office:value-type="float" office:value="13.8604701835312" calcext:value-type="float">
            <text:p>13.8604701835</text:p>
          </table:table-cell>
          <table:table-cell office:value-type="float" office:value="11.772943" calcext:value-type="float">
            <text:p>11.772943</text:p>
          </table:table-cell>
          <table:table-cell office:value-type="float" office:value="1.05320052661805" calcext:value-type="float">
            <text:p>1.0532005266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9.01488465509604" calcext:value-type="float">
            <text:p>9.0148846551</text:p>
          </table:table-cell>
          <table:table-cell office:value-type="float" office:value="5.3590981450639" calcext:value-type="float">
            <text:p>5.3590981451</text:p>
          </table:table-cell>
          <table:table-cell office:value-type="float" office:value="11.692265" calcext:value-type="float">
            <text:p>11.692265</text:p>
          </table:table-cell>
          <table:table-cell office:value-type="float" office:value="4.76988348968383" calcext:value-type="float">
            <text:p>4.7698834897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3.50851500720476" calcext:value-type="float">
            <text:p>3.5085150072</text:p>
          </table:table-cell>
          <table:table-cell office:value-type="float" office:value="2.69215878290219" calcext:value-type="float">
            <text:p>2.6921587829</text:p>
          </table:table-cell>
          <table:table-cell office:value-type="float" office:value="2.810389" calcext:value-type="float">
            <text:p>2.810389</text:p>
          </table:table-cell>
          <table:table-cell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1.52377054800912" calcext:value-type="float">
            <text:p>1.523770548</text:p>
          </table:table-cell>
          <table:table-cell office:value-type="float" office:value="1.10255944205114" calcext:value-type="float">
            <text:p>1.1025594421</text:p>
          </table:table-cell>
          <table:table-cell office:value-type="float" office:value="3.640333" calcext:value-type="float">
            <text:p>3.640333</text:p>
          </table:table-cell>
          <table:table-cell/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0.763971692436599" calcext:value-type="float">
            <text:p>0.7639716924</text:p>
          </table:table-cell>
          <table:table-cell office:value-type="float" office:value="0.410320931147358" calcext:value-type="float">
            <text:p>0.4103209311</text:p>
          </table:table-cell>
          <table:table-cell office:value-type="float" office:value="2.588733" calcext:value-type="float">
            <text:p>2.588733</text:p>
          </table:table-cell>
          <table:table-cell/>
        </table:table-row>
        <table:table-row table:style-name="ro1">
          <table:table-cell office:value-type="float" office:value="810" calcext:value-type="float">
            <text:p>8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58352" calcext:value-type="float">
            <text:p>3.58352</text:p>
          </table:table-cell>
          <table:table-cell/>
        </table:table-row>
        <table:table-row table:style-name="ro1">
          <table:table-cell office:value-type="float" office:value="860" calcext:value-type="float">
            <text:p>8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27302" calcext:value-type="float">
            <text:p>2.227302</text:p>
          </table:table-cell>
          <table:table-cell/>
        </table:table-row>
        <table:table-row table:style-name="ro1">
          <table:table-cell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06342" calcext:value-type="float">
            <text:p>0.606342</text:p>
          </table:table-cell>
          <table:table-cell/>
        </table:table-row>
        <table:table-row table:style-name="ro1">
          <table:table-cell office:value-type="float" office:value="940" calcext:value-type="float">
            <text:p>9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05118" calcext:value-type="float">
            <text:p>0.905118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2-11T00:11:28.952581534</dc:date>
    <meta:editing-duration>PT8M57S</meta:editing-duration>
    <meta:editing-cycles>1</meta:editing-cycles>
    <meta:document-statistic meta:table-count="1" meta:cell-count="334" meta:object-count="4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7.977cm" xlink:href=".." xlink:type="simple" chart:class="chart:line" chart:style-name="ch1">
        <chart:legend chart:legend-position="end" svg:x="13.651cm" svg:y="3.191cm" style:legend-expansion="high" chart:style-name="ch2"/>
        <chart:plot-area chart:style-name="ch3" table:cell-range-address="t.A1:t.D19" chart:data-source-has-labels="both" svg:x="0.32cm" svg:y="0.159cm" svg:width="13.011cm" svg:height="7.659cm">
          <chartooo:coordinate-region svg:x="0.941cm" svg:y="0.358cm" svg:width="12.11cm" svg:height="6.813cm"/>
          <chart:axis chart:dimension="x" chart:name="primary-x" chart:style-name="ch4" chartooo:axis-type="auto">
            <chartooo:date-scale/>
            <chart:categories table:cell-range-address="t.A2:t.A19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t.B2:t.B19" chart:label-cell-address="t.B1:t.B1" chart:class="chart:line">
            <chart:data-point chart:repeated="18"/>
          </chart:series>
          <chart:series chart:style-name="ch7" chart:values-cell-range-address="t.C2:t.C19" chart:label-cell-address="t.C1:t.C1" chart:class="chart:line">
            <chart:data-point chart:repeated="18"/>
          </chart:series>
          <chart:series chart:style-name="ch8" chart:values-cell-range-address="t.D2:t.D19" chart:label-cell-address="t.D1:t.D1" chart:class="chart:line">
            <chart:data-point chart:repeated="1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s</text:p>
                <draw:g>
                  <svg:desc>t.B1:t.B1</svg:desc>
                </draw:g>
              </table:table-cell>
              <table:table-cell office:value-type="string">
                <text:p>gs_adj</text:p>
                <draw:g>
                  <svg:desc>t.C1:t.C1</svg:desc>
                </draw:g>
              </table:table-cell>
              <table:table-cell office:value-type="string">
                <text:p>as</text:p>
                <draw:g>
                  <svg:desc>t.D1:t.D1</svg:desc>
                </draw:g>
              </table:table-cell>
            </table:table-row>
          </table:table-header-rows>
          <table:table-rows>
            <table:table-row>
              <table:table-cell office:value-type="float" office:value="410">
                <text:p>410</text:p>
                <draw:g>
                  <svg:desc>t.A2:t.A19</svg:desc>
                </draw:g>
              </table:table-cell>
              <table:table-cell office:value-type="float" office:value="0">
                <text:p>0</text:p>
                <draw:g>
                  <svg:desc>t.B2:t.B19</svg:desc>
                </draw:g>
              </table:table-cell>
              <table:table-cell office:value-type="float" office:value="0">
                <text:p>0</text:p>
                <draw:g>
                  <svg:desc>t.C2:t.C19</svg:desc>
                </draw:g>
              </table:table-cell>
              <table:table-cell office:value-type="float" office:value="0.928465">
                <text:p>0.928465</text:p>
                <draw:g>
                  <svg:desc>t.D2:t.D19</svg:desc>
                </draw:g>
              </table:table-cell>
            </table:table-row>
            <table:table-row>
              <table:table-cell office:value-type="float" office:value="435">
                <text:p>435</text:p>
              </table:table-cell>
              <table:table-cell office:value-type="float" office:value="1.06093565487731">
                <text:p>1.06093565487731</text:p>
              </table:table-cell>
              <table:table-cell office:value-type="float" office:value="0.772469148722758">
                <text:p>0.772469148722758</text:p>
              </table:table-cell>
              <table:table-cell office:value-type="float" office:value="1.947752">
                <text:p>1.947752</text:p>
              </table:table-cell>
            </table:table-row>
            <table:table-row>
              <table:table-cell office:value-type="float" office:value="460">
                <text:p>460</text:p>
              </table:table-cell>
              <table:table-cell office:value-type="float" office:value="2.68343279782459">
                <text:p>2.68343279782459</text:p>
              </table:table-cell>
              <table:table-cell office:value-type="float" office:value="2.09023894213456">
                <text:p>2.09023894213456</text:p>
              </table:table-cell>
              <table:table-cell office:value-type="float" office:value="2.64037">
                <text:p>2.64037</text:p>
              </table:table-cell>
            </table:table-row>
            <table:table-row>
              <table:table-cell office:value-type="float" office:value="485">
                <text:p>485</text:p>
              </table:table-cell>
              <table:table-cell office:value-type="float" office:value="0.459882948195313">
                <text:p>0.459882948195313</text:p>
              </table:table-cell>
              <table:table-cell office:value-type="float" office:value="0.339439710373444">
                <text:p>0.339439710373444</text:p>
              </table:table-cell>
              <table:table-cell office:value-type="float" office:value="0.967559">
                <text:p>0.967559</text:p>
              </table:table-cell>
            </table:table-row>
            <table:table-row>
              <table:table-cell office:value-type="float" office:value="510">
                <text:p>510</text:p>
              </table:table-cell>
              <table:table-cell office:value-type="float" office:value="0.293924898103036">
                <text:p>0.293924898103036</text:p>
              </table:table-cell>
              <table:table-cell office:value-type="float" office:value="0.215530511272253">
                <text:p>0.215530511272253</text:p>
              </table:table-cell>
              <table:table-cell office:value-type="float" office:value="0.790918">
                <text:p>0.790918</text:p>
              </table:table-cell>
            </table:table-row>
            <table:table-row>
              <table:table-cell office:value-type="float" office:value="535">
                <text:p>535</text:p>
              </table:table-cell>
              <table:table-cell office:value-type="float" office:value="0.669507378118188">
                <text:p>0.669507378118188</text:p>
              </table:table-cell>
              <table:table-cell office:value-type="float" office:value="0.522615112000725">
                <text:p>0.522615112000725</text:p>
              </table:table-cell>
              <table:table-cell office:value-type="float" office:value="0.711539">
                <text:p>0.711539</text:p>
              </table:table-cell>
            </table:table-row>
            <table:table-row>
              <table:table-cell office:value-type="float" office:value="560">
                <text:p>560</text:p>
              </table:table-cell>
              <table:table-cell office:value-type="float" office:value="1.26879508839102">
                <text:p>1.26879508839102</text:p>
              </table:table-cell>
              <table:table-cell office:value-type="float" office:value="0.844348822420985">
                <text:p>0.844348822420985</text:p>
              </table:table-cell>
              <table:table-cell office:value-type="float" office:value="0.511856">
                <text:p>0.511856</text:p>
              </table:table-cell>
            </table:table-row>
            <table:table-row>
              <table:table-cell office:value-type="float" office:value="585">
                <text:p>585</text:p>
              </table:table-cell>
              <table:table-cell office:value-type="float" office:value="38.0995995894484">
                <text:p>38.0995995894484</text:p>
              </table:table-cell>
              <table:table-cell office:value-type="float" office:value="29.7795972981346">
                <text:p>29.7795972981346</text:p>
              </table:table-cell>
              <table:table-cell office:value-type="float" office:value="9.697287">
                <text:p>9.697287</text:p>
              </table:table-cell>
            </table:table-row>
            <table:table-row>
              <table:table-cell office:value-type="float" office:value="610">
                <text:p>610</text:p>
              </table:table-cell>
              <table:table-cell office:value-type="float" office:value="56.865311">
                <text:p>56.865311</text:p>
              </table:table-cell>
              <table:table-cell office:value-type="float" office:value="37.6571625351347">
                <text:p>37.6571625351347</text:p>
              </table:table-cell>
              <table:table-cell office:value-type="float" office:value="56.865311">
                <text:p>56.865311</text:p>
              </table:table-cell>
            </table:table-row>
            <table:table-row>
              <table:table-cell office:value-type="float" office:value="645">
                <text:p>645</text:p>
              </table:table-cell>
              <table:table-cell office:value-type="float" office:value="34.9842104184665">
                <text:p>34.9842104184665</text:p>
              </table:table-cell>
              <table:table-cell office:value-type="float" office:value="19.0515519129841">
                <text:p>19.0515519129841</text:p>
              </table:table-cell>
              <table:table-cell office:value-type="float" office:value="11.013398">
                <text:p>11.013398</text:p>
              </table:table-cell>
            </table:table-row>
            <table:table-row>
              <table:table-cell office:value-type="float" office:value="680">
                <text:p>680</text:p>
              </table:table-cell>
              <table:table-cell office:value-type="float" office:value="12.231455069816">
                <text:p>12.231455069816</text:p>
              </table:table-cell>
              <table:table-cell office:value-type="float" office:value="7.24116323223779">
                <text:p>7.24116323223779</text:p>
              </table:table-cell>
              <table:table-cell office:value-type="float" office:value="10.717909">
                <text:p>10.717909</text:p>
              </table:table-cell>
            </table:table-row>
            <table:table-row>
              <table:table-cell office:value-type="float" office:value="705">
                <text:p>705</text:p>
              </table:table-cell>
              <table:table-cell office:value-type="float" office:value="4.46635336765941">
                <text:p>4.46635336765941</text:p>
              </table:table-cell>
              <table:table-cell office:value-type="float" office:value="3.41814845521732">
                <text:p>3.41814845521732</text:p>
              </table:table-cell>
              <table:table-cell office:value-type="float" office:value="2.107791">
                <text:p>2.107791</text:p>
              </table:table-cell>
            </table:table-row>
            <table:table-row>
              <table:table-cell office:value-type="float" office:value="730">
                <text:p>730</text:p>
              </table:table-cell>
              <table:table-cell office:value-type="float" office:value="2.0993411075498">
                <text:p>2.0993411075498</text:p>
              </table:table-cell>
              <table:table-cell office:value-type="float" office:value="1.49870804513551">
                <text:p>1.49870804513551</text:p>
              </table:table-cell>
              <table:table-cell office:value-type="float" office:value="2.73025">
                <text:p>2.73025</text:p>
              </table:table-cell>
            </table:table-row>
            <table:table-row>
              <table:table-cell office:value-type="float" office:value="760">
                <text:p>760</text:p>
              </table:table-cell>
              <table:table-cell office:value-type="float" office:value="1.06615460640052">
                <text:p>1.06615460640052</text:p>
              </table:table-cell>
              <table:table-cell office:value-type="float" office:value="0.606037272194097">
                <text:p>0.606037272194097</text:p>
              </table:table-cell>
              <table:table-cell office:value-type="float" office:value="1.725822">
                <text:p>1.725822</text:p>
              </table:table-cell>
            </table:table-row>
            <table:table-row>
              <table:table-cell office:value-type="float" office:value="810">
                <text:p>8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68764">
                <text:p>2.68764</text:p>
              </table:table-cell>
            </table:table-row>
            <table:table-row>
              <table:table-cell office:value-type="float" office:value="860">
                <text:p>8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113651">
                <text:p>1.113651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606342">
                <text:p>0.606342</text:p>
              </table:table-cell>
            </table:table-row>
            <table:table-row>
              <table:table-cell office:value-type="float" office:value="940">
                <text:p>9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7cm" svg:height="8.315cm" xlink:href=".." xlink:type="simple" chart:class="chart:line" chart:style-name="ch1">
        <chart:legend chart:legend-position="end" svg:x="13.648cm" svg:y="3.36cm" style:legend-expansion="high" chart:style-name="ch2"/>
        <chart:plot-area chart:style-name="ch3" table:cell-range-address="t.A20:t.D38" chart:data-source-has-labels="both" svg:x="0.319cm" svg:y="0.166cm" svg:width="13.01cm" svg:height="7.983cm">
          <chartooo:coordinate-region svg:x="0.94cm" svg:y="0.365cm" svg:width="12.109cm" svg:height="7.137cm"/>
          <chart:axis chart:dimension="x" chart:name="primary-x" chart:style-name="ch4" chartooo:axis-type="auto">
            <chartooo:date-scale/>
            <chart:categories table:cell-range-address="t.A21:t.A3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t.B21:t.B38" chart:label-cell-address="t.B20:t.B20" chart:class="chart:line">
            <chart:data-point chart:repeated="18"/>
          </chart:series>
          <chart:series chart:style-name="ch7" chart:values-cell-range-address="t.C21:t.C38" chart:label-cell-address="t.C20:t.C20" chart:class="chart:line">
            <chart:data-point chart:repeated="18"/>
          </chart:series>
          <chart:series chart:style-name="ch8" chart:values-cell-range-address="t.D21:t.D38" chart:label-cell-address="t.D20:t.D20" chart:class="chart:line">
            <chart:data-point chart:repeated="1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s</text:p>
                <draw:g>
                  <svg:desc>t.B20:t.B20</svg:desc>
                </draw:g>
              </table:table-cell>
              <table:table-cell office:value-type="string">
                <text:p>gs_adj</text:p>
                <draw:g>
                  <svg:desc>t.C20:t.C20</svg:desc>
                </draw:g>
              </table:table-cell>
              <table:table-cell office:value-type="string">
                <text:p>as</text:p>
                <draw:g>
                  <svg:desc>t.D20:t.D20</svg:desc>
                </draw:g>
              </table:table-cell>
            </table:table-row>
          </table:table-header-rows>
          <table:table-rows>
            <table:table-row>
              <table:table-cell office:value-type="float" office:value="410">
                <text:p>410</text:p>
                <draw:g>
                  <svg:desc>t.A21:t.A38</svg:desc>
                </draw:g>
              </table:table-cell>
              <table:table-cell office:value-type="float" office:value="0">
                <text:p>0</text:p>
                <draw:g>
                  <svg:desc>t.B21:t.B38</svg:desc>
                </draw:g>
              </table:table-cell>
              <table:table-cell office:value-type="float" office:value="0">
                <text:p>0</text:p>
                <draw:g>
                  <svg:desc>t.C21:t.C38</svg:desc>
                </draw:g>
              </table:table-cell>
              <table:table-cell office:value-type="float" office:value="0.928465">
                <text:p>0.928465</text:p>
                <draw:g>
                  <svg:desc>t.D21:t.D38</svg:desc>
                </draw:g>
              </table:table-cell>
            </table:table-row>
            <table:table-row>
              <table:table-cell office:value-type="float" office:value="435">
                <text:p>435</text:p>
              </table:table-cell>
              <table:table-cell office:value-type="float" office:value="0.724434989082604">
                <text:p>0.724434989082604</text:p>
              </table:table-cell>
              <table:table-cell office:value-type="float" office:value="0.486897619382488">
                <text:p>0.486897619382488</text:p>
              </table:table-cell>
              <table:table-cell office:value-type="float" office:value="1.947752">
                <text:p>1.947752</text:p>
              </table:table-cell>
            </table:table-row>
            <table:table-row>
              <table:table-cell office:value-type="float" office:value="460">
                <text:p>460</text:p>
              </table:table-cell>
              <table:table-cell office:value-type="float" office:value="4.9349166754787">
                <text:p>4.9349166754787</text:p>
              </table:table-cell>
              <table:table-cell office:value-type="float" office:value="3.64321073221096">
                <text:p>3.64321073221096</text:p>
              </table:table-cell>
              <table:table-cell office:value-type="float" office:value="6.160863">
                <text:p>6.160863</text:p>
              </table:table-cell>
            </table:table-row>
            <table:table-row>
              <table:table-cell office:value-type="float" office:value="485">
                <text:p>485</text:p>
              </table:table-cell>
              <table:table-cell office:value-type="float" office:value="10.6978537655024">
                <text:p>10.6978537655024</text:p>
              </table:table-cell>
              <table:table-cell office:value-type="float" office:value="8.27257136928445">
                <text:p>8.27257136928445</text:p>
              </table:table-cell>
              <table:table-cell office:value-type="float" office:value="14.513382">
                <text:p>14.513382</text:p>
              </table:table-cell>
            </table:table-row>
            <table:table-row>
              <table:table-cell office:value-type="float" office:value="510">
                <text:p>510</text:p>
              </table:table-cell>
              <table:table-cell office:value-type="float" office:value="15.6213802873108">
                <text:p>15.6213802873108</text:p>
              </table:table-cell>
              <table:table-cell office:value-type="float" office:value="11.8638377984253">
                <text:p>11.8638377984253</text:p>
              </table:table-cell>
              <table:table-cell office:value-type="float" office:value="17.400188">
                <text:p>17.400188</text:p>
              </table:table-cell>
            </table:table-row>
            <table:table-row>
              <table:table-cell office:value-type="float" office:value="535">
                <text:p>535</text:p>
              </table:table-cell>
              <table:table-cell office:value-type="float" office:value="33.9171925240125">
                <text:p>33.9171925240125</text:p>
              </table:table-cell>
              <table:table-cell office:value-type="float" office:value="26.0817622338722">
                <text:p>26.0817622338722</text:p>
              </table:table-cell>
              <table:table-cell office:value-type="float" office:value="39.134647">
                <text:p>39.134647</text:p>
              </table:table-cell>
            </table:table-row>
            <table:table-row>
              <table:table-cell office:value-type="float" office:value="560">
                <text:p>560</text:p>
              </table:table-cell>
              <table:table-cell office:value-type="float" office:value="39.134647">
                <text:p>39.134647</text:p>
              </table:table-cell>
              <table:table-cell office:value-type="float" office:value="30.1693806044042">
                <text:p>30.1693806044042</text:p>
              </table:table-cell>
              <table:table-cell office:value-type="float" office:value="30.19953">
                <text:p>30.19953</text:p>
              </table:table-cell>
            </table:table-row>
            <table:table-row>
              <table:table-cell office:value-type="float" office:value="585">
                <text:p>585</text:p>
              </table:table-cell>
              <table:table-cell office:value-type="float" office:value="22.6387392664453">
                <text:p>22.6387392664453</text:p>
              </table:table-cell>
              <table:table-cell office:value-type="float" office:value="17.3687071540231">
                <text:p>17.3687071540231</text:p>
              </table:table-cell>
              <table:table-cell office:value-type="float" office:value="21.241676">
                <text:p>21.241676</text:p>
              </table:table-cell>
            </table:table-row>
            <table:table-row>
              <table:table-cell office:value-type="float" office:value="610">
                <text:p>610</text:p>
              </table:table-cell>
              <table:table-cell office:value-type="float" office:value="5.02263014058801">
                <text:p>5.02263014058801</text:p>
              </table:table-cell>
              <table:table-cell office:value-type="float" office:value="3.54874553035813">
                <text:p>3.54874553035813</text:p>
              </table:table-cell>
              <table:table-cell office:value-type="float" office:value="9.679202">
                <text:p>9.679202</text:p>
              </table:table-cell>
            </table:table-row>
            <table:table-row>
              <table:table-cell office:value-type="float" office:value="645">
                <text:p>645</text:p>
              </table:table-cell>
              <table:table-cell office:value-type="float" office:value="0.527054830493397">
                <text:p>0.527054830493397</text:p>
              </table:table-cell>
              <table:table-cell office:value-type="float" office:value="0.266294554397903">
                <text:p>0.266294554397903</text:p>
              </table:table-cell>
              <table:table-cell office:value-type="float" office:value="0.759545">
                <text:p>0.759545</text:p>
              </table:table-cell>
            </table:table-row>
            <table:table-row>
              <table:table-cell office:value-type="float" office:value="680">
                <text:p>680</text:p>
              </table:table-cell>
              <table:table-cell office:value-type="float" office:value="0.256971281247457">
                <text:p>0.256971281247457</text:p>
              </table:table-cell>
              <table:table-cell office:value-type="float" office:value="0.17783713712307">
                <text:p>0.17783713712307</text:p>
              </table:table-cell>
              <table:table-cell office:value-type="float" office:value="0.974355">
                <text:p>0.974355</text:p>
              </table:table-cell>
            </table:table-row>
            <table:table-row>
              <table:table-cell office:value-type="float" office:value="705">
                <text:p>705</text:p>
              </table:table-cell>
              <table:table-cell office:value-type="float" office:value="0.297607543985263">
                <text:p>0.297607543985263</text:p>
              </table:table-cell>
              <table:table-cell office:value-type="float" office:value="0.232456537345305">
                <text:p>0.232456537345305</text:p>
              </table:table-cell>
              <table:table-cell office:value-type="float" office:value="0.351299">
                <text:p>0.351299</text:p>
              </table:table-cell>
            </table:table-row>
            <table:table-row>
              <table:table-cell office:value-type="float" office:value="730">
                <text:p>730</text:p>
              </table:table-cell>
              <table:table-cell office:value-type="float" office:value="0.140991273546058">
                <text:p>0.140991273546058</text:p>
              </table:table-cell>
              <table:table-cell office:value-type="float" office:value="0.109178448767779">
                <text:p>0.109178448767779</text:p>
              </table:table-cell>
              <table:table-cell office:value-type="float" office:value="0.910083">
                <text:p>0.910083</text:p>
              </table:table-cell>
            </table:table-row>
            <table:table-row>
              <table:table-cell office:value-type="float" office:value="760">
                <text:p>760</text:p>
              </table:table-cell>
              <table:table-cell office:value-type="float" office:value="0.146830550522249">
                <text:p>0.146830550522249</text:p>
              </table:table-cell>
              <table:table-cell office:value-type="float" office:value="0.0638787207630308">
                <text:p>0.0638787207630308</text:p>
              </table:table-cell>
              <table:table-cell office:value-type="float" office:value="0.862911">
                <text:p>0.862911</text:p>
              </table:table-cell>
            </table:table-row>
            <table:table-row>
              <table:table-cell office:value-type="float" office:value="810">
                <text:p>8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89588">
                <text:p>0.89588</text:p>
              </table:table-cell>
            </table:table-row>
            <table:table-row>
              <table:table-cell office:value-type="float" office:value="860">
                <text:p>8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113651">
                <text:p>1.113651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606342">
                <text:p>0.606342</text:p>
              </table:table-cell>
            </table:table-row>
            <table:table-row>
              <table:table-cell office:value-type="float" office:value="940">
                <text:p>9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8.322cm" xlink:href=".." xlink:type="simple" chart:class="chart:line" chart:style-name="ch1">
        <chart:legend chart:legend-position="end" svg:x="13.651cm" svg:y="3.364cm" style:legend-expansion="high" chart:style-name="ch2"/>
        <chart:plot-area chart:style-name="ch3" table:cell-range-address="t.A39:t.D57" chart:data-source-has-labels="both" svg:x="0.32cm" svg:y="0.166cm" svg:width="13.011cm" svg:height="7.99cm">
          <chartooo:coordinate-region svg:x="0.941cm" svg:y="0.365cm" svg:width="12.11cm" svg:height="7.144cm"/>
          <chart:axis chart:dimension="x" chart:name="primary-x" chart:style-name="ch4" chartooo:axis-type="auto">
            <chartooo:date-scale/>
            <chart:categories table:cell-range-address="t.A40:t.A5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t.B40:t.B57" chart:label-cell-address="t.B39:t.B39" chart:class="chart:line">
            <chart:data-point chart:repeated="18"/>
          </chart:series>
          <chart:series chart:style-name="ch7" chart:values-cell-range-address="t.C40:t.C57" chart:label-cell-address="t.C39:t.C39" chart:class="chart:line">
            <chart:data-point chart:repeated="18"/>
          </chart:series>
          <chart:series chart:style-name="ch8" chart:values-cell-range-address="t.D40:t.D57" chart:label-cell-address="t.D39:t.D39" chart:class="chart:line">
            <chart:data-point chart:repeated="1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s</text:p>
                <draw:g>
                  <svg:desc>t.B39:t.B39</svg:desc>
                </draw:g>
              </table:table-cell>
              <table:table-cell office:value-type="string">
                <text:p>gs_adj</text:p>
                <draw:g>
                  <svg:desc>t.C39:t.C39</svg:desc>
                </draw:g>
              </table:table-cell>
              <table:table-cell office:value-type="string">
                <text:p>as</text:p>
                <draw:g>
                  <svg:desc>t.D39:t.D39</svg:desc>
                </draw:g>
              </table:table-cell>
            </table:table-row>
          </table:table-header-rows>
          <table:table-rows>
            <table:table-row>
              <table:table-cell office:value-type="float" office:value="410">
                <text:p>410</text:p>
                <draw:g>
                  <svg:desc>t.A40:t.A57</svg:desc>
                </draw:g>
              </table:table-cell>
              <table:table-cell office:value-type="float" office:value="0.131640193550311">
                <text:p>0.131640193550311</text:p>
                <draw:g>
                  <svg:desc>t.B40:t.B57</svg:desc>
                </draw:g>
              </table:table-cell>
              <table:table-cell office:value-type="float" office:value="0.0809736785263603">
                <text:p>0.0809736785263603</text:p>
                <draw:g>
                  <svg:desc>t.C40:t.C57</svg:desc>
                </draw:g>
              </table:table-cell>
              <table:table-cell office:value-type="float" office:value="0.928465">
                <text:p>0.928465</text:p>
                <draw:g>
                  <svg:desc>t.D40:t.D57</svg:desc>
                </draw:g>
              </table:table-cell>
            </table:table-row>
            <table:table-row>
              <table:table-cell office:value-type="float" office:value="435">
                <text:p>435</text:p>
              </table:table-cell>
              <table:table-cell office:value-type="float" office:value="17.7388967484349">
                <text:p>17.7388967484349</text:p>
              </table:table-cell>
              <table:table-cell office:value-type="float" office:value="12.4138448058768">
                <text:p>12.4138448058768</text:p>
              </table:table-cell>
              <table:table-cell office:value-type="float" office:value="15.582019">
                <text:p>15.582019</text:p>
              </table:table-cell>
            </table:table-row>
            <table:table-row>
              <table:table-cell office:value-type="float" office:value="460">
                <text:p>460</text:p>
              </table:table-cell>
              <table:table-cell office:value-type="float" office:value="84.491837">
                <text:p>84.491837</text:p>
              </table:table-cell>
              <table:table-cell office:value-type="float" office:value="66.7743835692649">
                <text:p>66.7743835692649</text:p>
              </table:table-cell>
              <table:table-cell office:value-type="float" office:value="84.491837">
                <text:p>84.491837</text:p>
              </table:table-cell>
            </table:table-row>
            <table:table-row>
              <table:table-cell office:value-type="float" office:value="485">
                <text:p>485</text:p>
              </table:table-cell>
              <table:table-cell office:value-type="float" office:value="23.708694385091">
                <text:p>23.708694385091</text:p>
              </table:table-cell>
              <table:table-cell office:value-type="float" office:value="17.6455224445216">
                <text:p>17.6455224445216</text:p>
              </table:table-cell>
              <table:table-cell office:value-type="float" office:value="30.961882">
                <text:p>30.961882</text:p>
              </table:table-cell>
            </table:table-row>
            <table:table-row>
              <table:table-cell office:value-type="float" office:value="510">
                <text:p>510</text:p>
              </table:table-cell>
              <table:table-cell office:value-type="float" office:value="13.7622871689435">
                <text:p>13.7622871689435</text:p>
              </table:table-cell>
              <table:table-cell office:value-type="float" office:value="10.5445803841196">
                <text:p>10.5445803841196</text:p>
              </table:table-cell>
              <table:table-cell office:value-type="float" office:value="14.236519">
                <text:p>14.236519</text:p>
              </table:table-cell>
            </table:table-row>
            <table:table-row>
              <table:table-cell office:value-type="float" office:value="535">
                <text:p>535</text:p>
              </table:table-cell>
              <table:table-cell office:value-type="float" office:value="12.4668294537364">
                <text:p>12.4668294537364</text:p>
              </table:table-cell>
              <table:table-cell office:value-type="float" office:value="9.62379128714796">
                <text:p>9.62379128714796</text:p>
              </table:table-cell>
              <table:table-cell office:value-type="float" office:value="11.384624">
                <text:p>11.384624</text:p>
              </table:table-cell>
            </table:table-row>
            <table:table-row>
              <table:table-cell office:value-type="float" office:value="560">
                <text:p>560</text:p>
              </table:table-cell>
              <table:table-cell office:value-type="float" office:value="3.30960286030267">
                <text:p>3.30960286030267</text:p>
              </table:table-cell>
              <table:table-cell office:value-type="float" office:value="2.45868222606149">
                <text:p>2.45868222606149</text:p>
              </table:table-cell>
              <table:table-cell office:value-type="float" office:value="3.071139">
                <text:p>3.071139</text:p>
              </table:table-cell>
            </table:table-row>
            <table:table-row>
              <table:table-cell office:value-type="float" office:value="585">
                <text:p>585</text:p>
              </table:table-cell>
              <table:table-cell office:value-type="float" office:value="3.08109082252005">
                <text:p>3.08109082252005</text:p>
              </table:table-cell>
              <table:table-cell office:value-type="float" office:value="2.3999040527531">
                <text:p>2.3999040527531</text:p>
              </table:table-cell>
              <table:table-cell office:value-type="float" office:value="1.847102">
                <text:p>1.847102</text:p>
              </table:table-cell>
            </table:table-row>
            <table:table-row>
              <table:table-cell office:value-type="float" office:value="610">
                <text:p>610</text:p>
              </table:table-cell>
              <table:table-cell office:value-type="float" office:value="4.11961618381063">
                <text:p>4.11961618381063</text:p>
              </table:table-cell>
              <table:table-cell office:value-type="float" office:value="2.71196415745611">
                <text:p>2.71196415745611</text:p>
              </table:table-cell>
              <table:table-cell office:value-type="float" office:value="6.049501">
                <text:p>6.049501</text:p>
              </table:table-cell>
            </table:table-row>
            <table:table-row>
              <table:table-cell office:value-type="float" office:value="645">
                <text:p>645</text:p>
              </table:table-cell>
              <table:table-cell office:value-type="float" office:value="2.60930328059007">
                <text:p>2.60930328059007</text:p>
              </table:table-cell>
              <table:table-cell office:value-type="float" office:value="1.41446101771992">
                <text:p>1.41446101771992</text:p>
              </table:table-cell>
              <table:table-cell office:value-type="float" office:value="1.519089">
                <text:p>1.519089</text:p>
              </table:table-cell>
            </table:table-row>
            <table:table-row>
              <table:table-cell office:value-type="float" office:value="680">
                <text:p>680</text:p>
              </table:table-cell>
              <table:table-cell office:value-type="float" office:value="1.01404683062714">
                <text:p>1.01404683062714</text:p>
              </table:table-cell>
              <table:table-cell office:value-type="float" office:value="0.597273311435821">
                <text:p>0.597273311435821</text:p>
              </table:table-cell>
              <table:table-cell office:value-type="float" office:value="0.974355">
                <text:p>0.974355</text:p>
              </table:table-cell>
            </table:table-row>
            <table:table-row>
              <table:table-cell office:value-type="float" office:value="705">
                <text:p>705</text:p>
              </table:table-cell>
              <table:table-cell office:value-type="float" office:value="0.313738672491319">
                <text:p>0.313738672491319</text:p>
              </table:table-cell>
              <table:table-cell office:value-type="float" office:value="0.235848041961424">
                <text:p>0.235848041961424</text:p>
              </table:table-cell>
              <table:table-cell office:value-type="float" office:value="0.351299">
                <text:p>0.351299</text:p>
              </table:table-cell>
            </table:table-row>
            <table:table-row>
              <table:table-cell office:value-type="float" office:value="730">
                <text:p>730</text:p>
              </table:table-cell>
              <table:table-cell office:value-type="float" office:value="0.0736071604547552">
                <text:p>0.0736071604547552</text:p>
              </table:table-cell>
              <table:table-cell office:value-type="float" office:value="0.0383728844105881">
                <text:p>0.03837288441058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60">
                <text:p>760</text:p>
              </table:table-cell>
              <table:table-cell office:value-type="float" office:value="0.15990180885457">
                <text:p>0.15990180885457</text:p>
              </table:table-cell>
              <table:table-cell office:value-type="float" office:value="0.0631393110182935">
                <text:p>0.06313931101829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10">
                <text:p>8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89588">
                <text:p>0.89588</text:p>
              </table:table-cell>
            </table:table-row>
            <table:table-row>
              <table:table-cell office:value-type="float" office:value="860">
                <text:p>8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113651">
                <text:p>1.113651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40">
                <text:p>9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8.375cm" xlink:href=".." xlink:type="simple" chart:class="chart:line" chart:style-name="ch1">
        <chart:legend chart:legend-position="end" svg:x="13.651cm" svg:y="3.39cm" style:legend-expansion="high" chart:style-name="ch2"/>
        <chart:plot-area chart:style-name="ch3" table:cell-range-address="t.A58:t.D76" chart:data-source-has-labels="both" svg:x="0.32cm" svg:y="0.167cm" svg:width="13.011cm" svg:height="8.041cm">
          <chartooo:coordinate-region svg:x="0.941cm" svg:y="0.366cm" svg:width="11.924cm" svg:height="7.195cm"/>
          <chart:axis chart:dimension="x" chart:name="primary-x" chart:style-name="ch4" chartooo:axis-type="auto">
            <chartooo:date-scale/>
            <chart:categories table:cell-range-address="t.A59:t.A7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t.B59:t.B76" chart:label-cell-address="t.B58:t.B58" chart:class="chart:line">
            <chart:data-point chart:repeated="18"/>
          </chart:series>
          <chart:series chart:style-name="ch7" chart:values-cell-range-address="t.C59:t.C76" chart:label-cell-address="t.C58:t.C58" chart:class="chart:line">
            <chart:data-point chart:repeated="18"/>
          </chart:series>
          <chart:series chart:style-name="ch8" chart:values-cell-range-address="t.D59:t.D76" chart:label-cell-address="t.D58:t.D58" chart:class="chart:line">
            <chart:data-point chart:repeated="1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s</text:p>
                <draw:g>
                  <svg:desc>t.B58:t.B58</svg:desc>
                </draw:g>
              </table:table-cell>
              <table:table-cell office:value-type="string">
                <text:p>gs_adj</text:p>
                <draw:g>
                  <svg:desc>t.C58:t.C58</svg:desc>
                </draw:g>
              </table:table-cell>
              <table:table-cell office:value-type="string">
                <text:p>as</text:p>
                <draw:g>
                  <svg:desc>t.D58:t.D58</svg:desc>
                </draw:g>
              </table:table-cell>
            </table:table-row>
          </table:table-header-rows>
          <table:table-rows>
            <table:table-row>
              <table:table-cell office:value-type="float" office:value="410">
                <text:p>410</text:p>
                <draw:g>
                  <svg:desc>t.A59:t.A76</svg:desc>
                </draw:g>
              </table:table-cell>
              <table:table-cell office:value-type="float" office:value="0.0723395525019452">
                <text:p>0.0723395525019452</text:p>
                <draw:g>
                  <svg:desc>t.B59:t.B76</svg:desc>
                </draw:g>
              </table:table-cell>
              <table:table-cell office:value-type="float" office:value="0.0402039987683649">
                <text:p>0.0402039987683649</text:p>
                <draw:g>
                  <svg:desc>t.C59:t.C76</svg:desc>
                </draw:g>
              </table:table-cell>
              <table:table-cell office:value-type="float" office:value="1.856929">
                <text:p>1.856929</text:p>
                <draw:g>
                  <svg:desc>t.D59:t.D76</svg:desc>
                </draw:g>
              </table:table-cell>
            </table:table-row>
            <table:table-row>
              <table:table-cell office:value-type="float" office:value="435">
                <text:p>435</text:p>
              </table:table-cell>
              <table:table-cell office:value-type="float" office:value="18.7105956710832">
                <text:p>18.7105956710832</text:p>
              </table:table-cell>
              <table:table-cell office:value-type="float" office:value="13.0886908858171">
                <text:p>13.0886908858171</text:p>
              </table:table-cell>
              <table:table-cell office:value-type="float" office:value="18.503647">
                <text:p>18.503647</text:p>
              </table:table-cell>
            </table:table-row>
            <table:table-row>
              <table:table-cell office:value-type="float" office:value="460">
                <text:p>460</text:p>
              </table:table-cell>
              <table:table-cell office:value-type="float" office:value="89.772575">
                <text:p>89.772575</text:p>
              </table:table-cell>
              <table:table-cell office:value-type="float" office:value="70.604539254327">
                <text:p>70.604539254327</text:p>
              </table:table-cell>
              <table:table-cell office:value-type="float" office:value="89.772575">
                <text:p>89.772575</text:p>
              </table:table-cell>
            </table:table-row>
            <table:table-row>
              <table:table-cell office:value-type="float" office:value="485">
                <text:p>485</text:p>
              </table:table-cell>
              <table:table-cell office:value-type="float" office:value="36.5684245284003">
                <text:p>36.5684245284003</text:p>
              </table:table-cell>
              <table:table-cell office:value-type="float" office:value="27.6041469998755">
                <text:p>27.6041469998755</text:p>
              </table:table-cell>
              <table:table-cell office:value-type="float" office:value="45.475266">
                <text:p>45.475266</text:p>
              </table:table-cell>
            </table:table-row>
            <table:table-row>
              <table:table-cell office:value-type="float" office:value="510">
                <text:p>510</text:p>
              </table:table-cell>
              <table:table-cell office:value-type="float" office:value="33.1174795444984">
                <text:p>33.1174795444984</text:p>
              </table:table-cell>
              <table:table-cell office:value-type="float" office:value="25.2356066122387">
                <text:p>25.2356066122387</text:p>
              </table:table-cell>
              <table:table-cell office:value-type="float" office:value="32.427624">
                <text:p>32.427624</text:p>
              </table:table-cell>
            </table:table-row>
            <table:table-row>
              <table:table-cell office:value-type="float" office:value="535">
                <text:p>535</text:p>
              </table:table-cell>
              <table:table-cell office:value-type="float" office:value="54.358068875466">
                <text:p>54.358068875466</text:p>
              </table:table-cell>
              <table:table-cell office:value-type="float" office:value="41.8499929558564">
                <text:p>41.8499929558564</text:p>
              </table:table-cell>
              <table:table-cell office:value-type="float" office:value="50.519272">
                <text:p>50.519272</text:p>
              </table:table-cell>
            </table:table-row>
            <table:table-row>
              <table:table-cell office:value-type="float" office:value="560">
                <text:p>560</text:p>
              </table:table-cell>
              <table:table-cell office:value-type="float" office:value="52.2745865546517">
                <text:p>52.2745865546517</text:p>
              </table:table-cell>
              <table:table-cell office:value-type="float" office:value="40.1221139926836">
                <text:p>40.1221139926836</text:p>
              </table:table-cell>
              <table:table-cell office:value-type="float" office:value="32.758812">
                <text:p>32.758812</text:p>
              </table:table-cell>
            </table:table-row>
            <table:table-row>
              <table:table-cell office:value-type="float" office:value="585">
                <text:p>585</text:p>
              </table:table-cell>
              <table:table-cell office:value-type="float" office:value="55.2718400729391">
                <text:p>55.2718400729391</text:p>
              </table:table-cell>
              <table:table-cell office:value-type="float" office:value="42.7995196054181">
                <text:p>42.7995196054181</text:p>
              </table:table-cell>
              <table:table-cell office:value-type="float" office:value="31.40074">
                <text:p>31.40074</text:p>
              </table:table-cell>
            </table:table-row>
            <table:table-row>
              <table:table-cell office:value-type="float" office:value="610">
                <text:p>610</text:p>
              </table:table-cell>
              <table:table-cell office:value-type="float" office:value="46.5484000462828">
                <text:p>46.5484000462828</text:p>
              </table:table-cell>
              <table:table-cell office:value-type="float" office:value="31.0751857599895">
                <text:p>31.0751857599895</text:p>
              </table:table-cell>
              <table:table-cell office:value-type="float" office:value="65.334618">
                <text:p>65.334618</text:p>
              </table:table-cell>
            </table:table-row>
            <table:table-row>
              <table:table-cell office:value-type="float" office:value="645">
                <text:p>645</text:p>
              </table:table-cell>
              <table:table-cell office:value-type="float" office:value="25.5083426634199">
                <text:p>25.5083426634199</text:p>
              </table:table-cell>
              <table:table-cell office:value-type="float" office:value="13.8604701835312">
                <text:p>13.8604701835312</text:p>
              </table:table-cell>
              <table:table-cell office:value-type="float" office:value="11.772943">
                <text:p>11.772943</text:p>
              </table:table-cell>
            </table:table-row>
            <table:table-row>
              <table:table-cell office:value-type="float" office:value="680">
                <text:p>680</text:p>
              </table:table-cell>
              <table:table-cell office:value-type="float" office:value="9.01488465509604">
                <text:p>9.01488465509604</text:p>
              </table:table-cell>
              <table:table-cell office:value-type="float" office:value="5.3590981450639">
                <text:p>5.3590981450639</text:p>
              </table:table-cell>
              <table:table-cell office:value-type="float" office:value="11.692265">
                <text:p>11.692265</text:p>
              </table:table-cell>
            </table:table-row>
            <table:table-row>
              <table:table-cell office:value-type="float" office:value="705">
                <text:p>705</text:p>
              </table:table-cell>
              <table:table-cell office:value-type="float" office:value="3.50851500720476">
                <text:p>3.50851500720476</text:p>
              </table:table-cell>
              <table:table-cell office:value-type="float" office:value="2.69215878290219">
                <text:p>2.69215878290219</text:p>
              </table:table-cell>
              <table:table-cell office:value-type="float" office:value="2.810389">
                <text:p>2.810389</text:p>
              </table:table-cell>
            </table:table-row>
            <table:table-row>
              <table:table-cell office:value-type="float" office:value="730">
                <text:p>730</text:p>
              </table:table-cell>
              <table:table-cell office:value-type="float" office:value="1.52377054800912">
                <text:p>1.52377054800912</text:p>
              </table:table-cell>
              <table:table-cell office:value-type="float" office:value="1.10255944205114">
                <text:p>1.10255944205114</text:p>
              </table:table-cell>
              <table:table-cell office:value-type="float" office:value="3.640333">
                <text:p>3.640333</text:p>
              </table:table-cell>
            </table:table-row>
            <table:table-row>
              <table:table-cell office:value-type="float" office:value="760">
                <text:p>760</text:p>
              </table:table-cell>
              <table:table-cell office:value-type="float" office:value="0.763971692436599">
                <text:p>0.763971692436599</text:p>
              </table:table-cell>
              <table:table-cell office:value-type="float" office:value="0.410320931147358">
                <text:p>0.410320931147358</text:p>
              </table:table-cell>
              <table:table-cell office:value-type="float" office:value="2.588733">
                <text:p>2.588733</text:p>
              </table:table-cell>
            </table:table-row>
            <table:table-row>
              <table:table-cell office:value-type="float" office:value="810">
                <text:p>8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.58352">
                <text:p>3.58352</text:p>
              </table:table-cell>
            </table:table-row>
            <table:table-row>
              <table:table-cell office:value-type="float" office:value="860">
                <text:p>8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227302">
                <text:p>2.227302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606342">
                <text:p>0.606342</text:p>
              </table:table-cell>
            </table:table-row>
            <table:table-row>
              <table:table-cell office:value-type="float" office:value="940">
                <text:p>9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905118">
                <text:p>0.90511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